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2.369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3.676cm"/>
    </style:style>
    <style:style style:name="co7" style:family="table-column">
      <style:table-column-properties fo:break-before="auto" style:column-width="3.89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60">
      <style:table-cell-properties fo:border="0.06pt solid #000000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>
        <table:shapes>
          <draw:frame draw:z-index="0" draw:style-name="gr1" svg:width="19.932cm" svg:height="8.463cm" svg:x="2.287cm" svg:y="5.907cm">
            <draw:object draw:notify-on-update-of-ranges="Hoja1.B4:Hoja1.B4 Hoja1.B5:Hoja1.B11 Hoja1.C4:Hoja1.C4 Hoja1.C5:Hoja1.C11 Hoja1.B4:Hoja1.B4 Hoja1.B5:Hoja1.B11 Hoja1.D4:Hoja1.D4 Hoja1.D5:Hoja1.D11 Hoja1.B4:Hoja1.B4 Hoja1.B5:Hoja1.B11 Hoja1.F4:Hoja1.F4 Hoja1.F5:Hoja1.F11 Hoja1.B4:Hoja1.B4 Hoja1.B5:Hoja1.B11 Hoja1.H4:Hoja1.H4 Hoja1.H5:Hoja1.H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9.659cm" svg:height="8.999cm" svg:x="2.356cm" svg:y="14.709cm">
            <draw:object draw:notify-on-update-of-ranges="Hoja1.B4:Hoja1.B4 Hoja1.B5:Hoja1.B11 Hoja1.C4:Hoja1.C4 Hoja1.C5:Hoja1.C11 Hoja1.B4:Hoja1.B4 Hoja1.B5:Hoja1.B11 Hoja1.D4:Hoja1.D4 Hoja1.D5:Hoja1.D11 Hoja1.B4:Hoja1.B4 Hoja1.B5:Hoja1.B11 Hoja1.F4:Hoja1.F4 Hoja1.F5:Hoja1.F1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15.195cm" svg:height="8.512cm" svg:x="22.432cm" svg:y="9.843cm">
            <draw:object draw:notify-on-update-of-ranges="Hoja1.B5:Hoja1.B11 Hoja1.E4:Hoja1.E4 Hoja1.E5:Hoja1.E11 Hoja1.B5:Hoja1.B11 Hoja1.G4:Hoja1.G4 Hoja1.G5:Hoja1.G11 Hoja1.B5:Hoja1.B11 Hoja1.I4:Hoja1.I4 Hoja1.I5:Hoja1.I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>
            <text:p>Blocksize=1024</text:p>
          </table:table-cell>
          <table:table-cell table:style-name="ce1" office:value-type="string">
            <text:p>Tile_size=1024</text:p>
          </table:table-cell>
          <table:table-cell table:style-name="ce1" office:value-type="string">
            <text:p>Mask_Size=5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2">
          <table:table-cell/>
          <table:table-cell table:style-name="ce2" office:value-type="string">
            <text:p>N</text:p>
          </table:table-cell>
          <table:table-cell table:style-name="ce2" office:value-type="string">
            <text:p>Secuencial</text:p>
          </table:table-cell>
          <table:table-cell table:style-name="ce2" office:value-type="string">
            <text:p>Tile</text:p>
          </table:table-cell>
          <table:table-cell table:style-name="ce2" office:value-type="string">
            <text:p>Aceleración Tile</text:p>
          </table:table-cell>
          <table:table-cell table:style-name="ce2" office:value-type="string">
            <text:p>Basic</text:p>
          </table:table-cell>
          <table:table-cell table:style-name="ce2" office:value-type="string">
            <text:p>Aceleración Basic</text:p>
          </table:table-cell>
          <table:table-cell table:style-name="ce2" office:value-type="string">
            <text:p>Caching</text:p>
          </table:table-cell>
          <table:table-cell table:style-name="ce2" office:value-type="string">
            <text:p>Aceleración Caching</text:p>
          </table:table-cell>
        </table:table-row>
        <table:table-row table:style-name="ro1">
          <table:table-cell/>
          <table:table-cell table:style-name="ce3" office:value-type="float" office:value="10000">
            <text:p>10000</text:p>
          </table:table-cell>
          <table:table-cell table:style-name="ce4" office:value-type="float" office:value="0.000161">
            <text:p>1,61E-004</text:p>
          </table:table-cell>
          <table:table-cell table:style-name="ce3" office:value-type="float" office:value="0.09799">
            <text:p>0,09799</text:p>
          </table:table-cell>
          <table:table-cell table:style-name="ce3" table:formula="of:=[.C5]/[.D5]" office:value-type="float" office:value="0.00164302479844882">
            <text:p>0,0016430248</text:p>
          </table:table-cell>
          <table:table-cell table:style-name="ce3" office:value-type="float" office:value="0.00038">
            <text:p>0,00038</text:p>
          </table:table-cell>
          <table:table-cell table:style-name="ce3" table:formula="of:=[.C5]/[.F5]" office:value-type="float" office:value="0.423684210526316">
            <text:p>0,4236842105</text:p>
          </table:table-cell>
          <table:table-cell table:style-name="ce3" office:value-type="float" office:value="0.000373">
            <text:p>0,000373</text:p>
          </table:table-cell>
          <table:table-cell table:style-name="ce3" table:formula="of:=[.C5]/[.H5]" office:value-type="float" office:value="0.431635388739946">
            <text:p>0,4316353887</text:p>
          </table:table-cell>
        </table:table-row>
        <table:table-row table:style-name="ro1">
          <table:table-cell/>
          <table:table-cell table:style-name="ce3" office:value-type="float" office:value="50000">
            <text:p>50000</text:p>
          </table:table-cell>
          <table:table-cell table:style-name="ce3" office:value-type="float" office:value="0.000923">
            <text:p>0,000923</text:p>
          </table:table-cell>
          <table:table-cell table:style-name="ce3" office:value-type="float" office:value="0.114685">
            <text:p>0,114685</text:p>
          </table:table-cell>
          <table:table-cell table:style-name="ce3" table:formula="of:=[.C6]/[.D6]" office:value-type="float" office:value="0.00804813183938615">
            <text:p>0,0080481318</text:p>
          </table:table-cell>
          <table:table-cell table:style-name="ce3" office:value-type="float" office:value="0.000409">
            <text:p>0,000409</text:p>
          </table:table-cell>
          <table:table-cell table:style-name="ce3" table:formula="of:=[.C6]/[.F6]" office:value-type="float" office:value="2.25672371638142">
            <text:p>2,2567237164</text:p>
          </table:table-cell>
          <table:table-cell table:style-name="ce3" office:value-type="float" office:value="0.000404">
            <text:p>0,000404</text:p>
          </table:table-cell>
          <table:table-cell table:style-name="ce3" table:formula="of:=[.C6]/[.H6]" office:value-type="float" office:value="2.28465346534653">
            <text:p>2,2846534653</text:p>
          </table:table-cell>
        </table:table-row>
        <table:table-row table:style-name="ro1">
          <table:table-cell/>
          <table:table-cell table:style-name="ce3" table:formula="of:=[.B6]*5" office:value-type="float" office:value="250000">
            <text:p>250000</text:p>
          </table:table-cell>
          <table:table-cell table:style-name="ce3" office:value-type="float" office:value="0.007264">
            <text:p>0,007264</text:p>
          </table:table-cell>
          <table:table-cell table:style-name="ce3" office:value-type="float" office:value="0.115574">
            <text:p>0,115574</text:p>
          </table:table-cell>
          <table:table-cell table:style-name="ce3" table:formula="of:=[.C7]/[.D7]" office:value-type="float" office:value="0.0628515063941717">
            <text:p>0,0628515064</text:p>
          </table:table-cell>
          <table:table-cell table:style-name="ce3" office:value-type="float" office:value="0.001081">
            <text:p>0,001081</text:p>
          </table:table-cell>
          <table:table-cell table:style-name="ce3" table:formula="of:=[.C7]/[.F7]" office:value-type="float" office:value="6.71970397779834">
            <text:p>6,7197039778</text:p>
          </table:table-cell>
          <table:table-cell table:style-name="ce3" office:value-type="float" office:value="0.001037">
            <text:p>0,001037</text:p>
          </table:table-cell>
          <table:table-cell table:style-name="ce3" table:formula="of:=[.C7]/[.H7]" office:value-type="float" office:value="7.00482160077146">
            <text:p>7,0048216008</text:p>
          </table:table-cell>
        </table:table-row>
        <table:table-row table:style-name="ro1">
          <table:table-cell/>
          <table:table-cell table:style-name="ce3" table:formula="of:=[.B7]*5" office:value-type="float" office:value="1250000">
            <text:p>1250000</text:p>
          </table:table-cell>
          <table:table-cell table:style-name="ce3" office:value-type="float" office:value="0.020726">
            <text:p>0,020726</text:p>
          </table:table-cell>
          <table:table-cell table:style-name="ce3" office:value-type="float" office:value="0.121775">
            <text:p>0,121775</text:p>
          </table:table-cell>
          <table:table-cell table:style-name="ce3" table:formula="of:=[.C8]/[.D8]" office:value-type="float" office:value="0.170199137754055">
            <text:p>0,1701991378</text:p>
          </table:table-cell>
          <table:table-cell table:style-name="ce3" office:value-type="float" office:value="0.002874">
            <text:p>0,002874</text:p>
          </table:table-cell>
          <table:table-cell table:style-name="ce3" table:formula="of:=[.C8]/[.F8]" office:value-type="float" office:value="7.21155184411969">
            <text:p>7,2115518441</text:p>
          </table:table-cell>
          <table:table-cell table:style-name="ce3" office:value-type="float" office:value="0.002834">
            <text:p>0,002834</text:p>
          </table:table-cell>
          <table:table-cell table:style-name="ce3" table:formula="of:=[.C8]/[.H8]" office:value-type="float" office:value="7.31333803810868">
            <text:p>7,3133380381</text:p>
          </table:table-cell>
        </table:table-row>
        <table:table-row table:style-name="ro1">
          <table:table-cell/>
          <table:table-cell table:style-name="ce3" table:formula="of:=[.B8]*5" office:value-type="float" office:value="6250000">
            <text:p>6250000</text:p>
          </table:table-cell>
          <table:table-cell table:style-name="ce3" office:value-type="float" office:value="0.099324">
            <text:p>0,099324</text:p>
          </table:table-cell>
          <table:table-cell table:style-name="ce3" office:value-type="float" office:value="0.125723">
            <text:p>0,125723</text:p>
          </table:table-cell>
          <table:table-cell table:style-name="ce3" table:formula="of:=[.C9]/[.D9]" office:value-type="float" office:value="0.790022509803298">
            <text:p>0,7900225098</text:p>
          </table:table-cell>
          <table:table-cell table:style-name="ce3" office:value-type="float" office:value="0.011539">
            <text:p>0,011539</text:p>
          </table:table-cell>
          <table:table-cell table:style-name="ce3" table:formula="of:=[.C9]/[.F9]" office:value-type="float" office:value="8.60767830834561">
            <text:p>8,6076783083</text:p>
          </table:table-cell>
          <table:table-cell table:style-name="ce3" office:value-type="float" office:value="0.011569">
            <text:p>0,011569</text:p>
          </table:table-cell>
          <table:table-cell table:style-name="ce3" table:formula="of:=[.C9]/[.H9]" office:value-type="float" office:value="8.58535742069323">
            <text:p>8,5853574207</text:p>
          </table:table-cell>
        </table:table-row>
        <table:table-row table:style-name="ro1">
          <table:table-cell/>
          <table:table-cell table:style-name="ce3" table:formula="of:=[.B9]*5" office:value-type="float" office:value="31250000">
            <text:p>31250000</text:p>
          </table:table-cell>
          <table:table-cell table:style-name="ce3" office:value-type="float" office:value="0.492699">
            <text:p>0,492699</text:p>
          </table:table-cell>
          <table:table-cell table:style-name="ce3" office:value-type="float" office:value="0.172261">
            <text:p>0,172261</text:p>
          </table:table-cell>
          <table:table-cell table:style-name="ce3" table:formula="of:=[.C10]/[.D10]" office:value-type="float" office:value="2.86018889940265">
            <text:p>2,8601888994</text:p>
          </table:table-cell>
          <table:table-cell table:style-name="ce3" office:value-type="float" office:value="0.054298">
            <text:p>0,054298</text:p>
          </table:table-cell>
          <table:table-cell table:style-name="ce3" table:formula="of:=[.C10]/[.F10]" office:value-type="float" office:value="9.0739806254374">
            <text:p>9,0739806254</text:p>
          </table:table-cell>
          <table:table-cell table:style-name="ce3" office:value-type="float" office:value="0.054344">
            <text:p>0,054344</text:p>
          </table:table-cell>
          <table:table-cell table:style-name="ce3" table:formula="of:=[.C10]/[.H10]" office:value-type="float" office:value="9.06629986751067">
            <text:p>9,0662998675</text:p>
          </table:table-cell>
        </table:table-row>
        <table:table-row table:style-name="ro1">
          <table:table-cell/>
          <table:table-cell table:style-name="ce3" table:formula="of:=[.B10]*2" office:value-type="float" office:value="62500000">
            <text:p>62500000</text:p>
          </table:table-cell>
          <table:table-cell table:style-name="ce3" office:value-type="float" office:value="0.976937">
            <text:p>0,976937</text:p>
          </table:table-cell>
          <table:table-cell table:style-name="ce3" office:value-type="float" office:value="0.201683">
            <text:p>0,201683</text:p>
          </table:table-cell>
          <table:table-cell table:style-name="ce3" table:formula="of:=[.C11]/[.D11]" office:value-type="float" office:value="4.8439233847176">
            <text:p>4,8439233847</text:p>
          </table:table-cell>
          <table:table-cell table:style-name="ce3" office:value-type="float" office:value="0.108057">
            <text:p>0,108057</text:p>
          </table:table-cell>
          <table:table-cell table:style-name="ce3" table:formula="of:=[.C11]/[.F11]" office:value-type="float" office:value="9.04094135502559">
            <text:p>9,040941355</text:p>
          </table:table-cell>
          <table:table-cell table:style-name="ce3" office:value-type="float" office:value="0.109941">
            <text:p>0,109941</text:p>
          </table:table-cell>
          <table:table-cell table:style-name="ce3" table:formula="of:=[.C11]/[.H11]" office:value-type="float" office:value="8.88601158803358">
            <text:p>8,886011588</text:p>
          </table:table-cell>
        </table:table-row>
        <table:table-row table:style-name="ro1" table:number-rows-repeated="104856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Hoja2" table:style-name="ta1">
        <table:table-column table:style-name="co1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tp </meta:initial-creator>
    <meta:creation-date>2015-04-13T07:32:28</meta:creation-date>
    <dc:date>2015-04-15T11:14:08</dc:date>
    <meta:editing-duration>PT2H10M39S</meta:editing-duration>
    <meta:editing-cycles>22</meta:editing-cycles>
    <meta:generator>LibreOffice/3.5$Linux_X86_64 LibreOffice_project/350m1$Build-2</meta:generator>
    <dc:creator>utp </dc:creator>
    <meta:document-statistic meta:table-count="3" meta:cell-count="6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933cm" svg:height="8.464cm" xlink:href="." xlink:type="simple" chart:class="chart:scatter" chart:style-name="ch1">
        <chart:title svg:x="7.779cm" svg:y="0.305cm" chart:style-name="ch2">
          <text:p>Tiempos de ejecución</text:p>
        </chart:title>
        <chart:subtitle svg:x="8.52cm" svg:y="1.253cm" chart:style-name="ch3">
          <text:p>Blocksize=1024</text:p>
        </chart:subtitle>
        <chart:legend svg:x="16.499cm" svg:y="3.104cm" style:legend-expansion="custom" chartooo:width="3.062cm" chartooo:height="2.087cm" style:legend-expansion-aspect-ratio="1.46717776712985" chart:style-name="ch4"/>
        <chart:plot-area chart:style-name="ch5" chart:data-source-has-labels="both" svg:x="1.409cm" svg:y="2.104cm" svg:width="15.09cm" svg:height="5.208cm">
          <chartooo:coordinate-region svg:x="2.136cm" svg:y="2.304cm" svg:width="13.62cm" svg:height="4.361cm"/>
          <chart:axis chart:dimension="x" chart:name="primary-x" chart:style-name="ch6" chartooo:axis-type="auto">
            <chart:title svg:x="8.778cm" svg:y="7.481cm" chart:style-name="ch7">
              <text:p>N</text:p>
            </chart:title>
            <chart:categories table:cell-range-address="local-table.$A$2:.$A$8"/>
          </chart:axis>
          <chart:axis chart:dimension="y" chart:name="primary-y" chart:style-name="ch6">
            <chart:title svg:x="0.451cm" svg:y="5.056cm" chart:style-name="ch8">
              <text:p>Seg</text:p>
            </chart:title>
            <chart:grid chart:style-name="ch9" chart:class="major"/>
          </chart:axis>
          <chart:series chart:style-name="ch10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11" chart:values-cell-range-address="local-table.$D$2:.$D$8" chart:label-cell-address="local-table.$D$1" chart:class="chart:scatter">
            <chart:data-point chart:repeated="7"/>
          </chart:series>
          <chart:series chart:style-name="ch12" chart:values-cell-range-address="local-table.$E$2:.$E$8" chart:label-cell-address="local-table.$E$1" chart:class="chart:scatter">
            <chart:data-point chart:repeated="7"/>
          </chart:series>
          <chart:series chart:style-name="ch13" chart:values-cell-range-address="local-table.$F$2:.$F$8" chart:label-cell-address="local-table.$F$1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ecuencial</text:p>
              </table:table-cell>
              <table:table-cell office:value-type="string">
                <text:p>Tile</text:p>
              </table:table-cell>
              <table:table-cell office:value-type="string">
                <text:p>Caching</text:p>
              </table:table-cell>
              <table:table-cell office:value-type="string">
                <text:p>Basi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0.000161">
                <text:p>0.000161</text:p>
              </table:table-cell>
              <table:table-cell office:value-type="float" office:value="0.09799">
                <text:p>0.09799</text:p>
              </table:table-cell>
              <table:table-cell office:value-type="float" office:value="0.00038">
                <text:p>0.00038</text:p>
              </table:table-cell>
              <table:table-cell office:value-type="float" office:value="0.000373">
                <text:p>0.00037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0.000923">
                <text:p>0.000923</text:p>
              </table:table-cell>
              <table:table-cell office:value-type="float" office:value="0.114685">
                <text:p>0.114685</text:p>
              </table:table-cell>
              <table:table-cell office:value-type="float" office:value="0.000409">
                <text:p>0.000409</text:p>
              </table:table-cell>
              <table:table-cell office:value-type="float" office:value="0.000404">
                <text:p>0.0004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000">
                <text:p>250000</text:p>
              </table:table-cell>
              <table:table-cell office:value-type="float" office:value="0.007264">
                <text:p>0.007264</text:p>
              </table:table-cell>
              <table:table-cell office:value-type="float" office:value="0.115574">
                <text:p>0.115574</text:p>
              </table:table-cell>
              <table:table-cell office:value-type="float" office:value="0.001081">
                <text:p>0.001081</text:p>
              </table:table-cell>
              <table:table-cell office:value-type="float" office:value="0.001037">
                <text:p>0.001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0000">
                <text:p>1250000</text:p>
              </table:table-cell>
              <table:table-cell office:value-type="float" office:value="0.020726">
                <text:p>0.020726</text:p>
              </table:table-cell>
              <table:table-cell office:value-type="float" office:value="0.121775">
                <text:p>0.121775</text:p>
              </table:table-cell>
              <table:table-cell office:value-type="float" office:value="0.002874">
                <text:p>0.002874</text:p>
              </table:table-cell>
              <table:table-cell office:value-type="float" office:value="0.002834">
                <text:p>0.0028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50000">
                <text:p>6250000</text:p>
              </table:table-cell>
              <table:table-cell office:value-type="float" office:value="0.099324">
                <text:p>0.099324</text:p>
              </table:table-cell>
              <table:table-cell office:value-type="float" office:value="0.125723">
                <text:p>0.125723</text:p>
              </table:table-cell>
              <table:table-cell office:value-type="float" office:value="0.011539">
                <text:p>0.011539</text:p>
              </table:table-cell>
              <table:table-cell office:value-type="float" office:value="0.011569">
                <text:p>0.0115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250000">
                <text:p>31250000</text:p>
              </table:table-cell>
              <table:table-cell office:value-type="float" office:value="0.492699">
                <text:p>0.492699</text:p>
              </table:table-cell>
              <table:table-cell office:value-type="float" office:value="0.172261">
                <text:p>0.172261</text:p>
              </table:table-cell>
              <table:table-cell office:value-type="float" office:value="0.054298">
                <text:p>0.054298</text:p>
              </table:table-cell>
              <table:table-cell office:value-type="float" office:value="0.054344">
                <text:p>0.0543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500000">
                <text:p>62500000</text:p>
              </table:table-cell>
              <table:table-cell office:value-type="float" office:value="0.976937">
                <text:p>0.976937</text:p>
              </table:table-cell>
              <table:table-cell office:value-type="float" office:value="0.201683">
                <text:p>0.201683</text:p>
              </table:table-cell>
              <table:table-cell office:value-type="float" office:value="0.108057">
                <text:p>0.108057</text:p>
              </table:table-cell>
              <table:table-cell office:value-type="float" office:value="0.109941">
                <text:p>0.1099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196cm" svg:height="8.513cm" xlink:href=".." xlink:type="simple" chart:class="chart:scatter" chart:style-name="ch1">
        <chart:title svg:x="6.298cm" svg:y="0.306cm" chart:style-name="ch2">
          <text:p>Aceleración </text:p>
        </chart:title>
        <chart:subtitle svg:x="6.073cm" svg:y="1.255cm" chart:style-name="ch3">
          <text:p>Block Size=1024</text:p>
        </chart:subtitle>
        <chart:legend chart:legend-position="end" svg:x="10.703cm" svg:y="3.459cm" style:legend-expansion="high" chart:style-name="ch4"/>
        <chart:plot-area chart:style-name="ch5" table:cell-range-address="Hoja1.B5:Hoja1.B11 Hoja1.E4:Hoja1.E11 Hoja1.G4:Hoja1.G11 Hoja1.I4:Hoja1.I11" chart:data-source-has-labels="row" svg:x="1.314cm" svg:y="2.278cm" svg:width="8.783cm" svg:height="5.084cm">
          <chartooo:coordinate-region svg:x="1.935cm" svg:y="2.477cm" svg:width="7.419cm" svg:height="4.238cm"/>
          <chart:axis chart:dimension="x" chart:name="primary-x" chart:style-name="ch6">
            <chart:title svg:x="5.529cm" svg:y="7.532cm" chart:style-name="ch7">
              <text:p>N</text:p>
            </chart:title>
          </chart:axis>
          <chart:axis chart:dimension="y" chart:name="primary-y" chart:style-name="ch6">
            <chart:title svg:x="0.451cm" svg:y="4.97cm" chart:style-name="ch8">
              <text:p>X</text:p>
            </chart:title>
            <chart:grid chart:style-name="ch9" chart:class="major"/>
          </chart:axis>
          <chart:series chart:style-name="ch10" chart:values-cell-range-address="Hoja1.E5:Hoja1.E11" chart:label-cell-address="Hoja1.E4:Hoja1.E4" chart:class="chart:scatter">
            <chart:domain table:cell-range-address="Hoja1.B5:Hoja1.B11"/>
            <chart:data-point chart:repeated="7"/>
          </chart:series>
          <chart:series chart:style-name="ch11" chart:values-cell-range-address="Hoja1.G5:Hoja1.G11" chart:label-cell-address="Hoja1.G4:Hoja1.G4" chart:class="chart:scatter">
            <chart:data-point chart:repeated="7"/>
          </chart:series>
          <chart:series chart:style-name="ch12" chart:values-cell-range-address="Hoja1.I5:Hoja1.I11" chart:label-cell-address="Hoja1.I4:Hoja1.I4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Aceleración Tile</text:p>
                <draw:g>
                  <svg:desc>Hoja1.E4:Hoja1.E4</svg:desc>
                </draw:g>
              </table:table-cell>
              <table:table-cell office:value-type="string">
                <text:p>Aceleración Basic</text:p>
                <draw:g>
                  <svg:desc>Hoja1.G4:Hoja1.G4</svg:desc>
                </draw:g>
              </table:table-cell>
              <table:table-cell office:value-type="string">
                <text:p>Aceleración Caching</text:p>
                <draw:g>
                  <svg:desc>Hoja1.I4:Hoja1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Hoja1.B5:Hoja1.B11</svg:desc>
                </draw:g>
              </table:table-cell>
              <table:table-cell office:value-type="float" office:value="0.00164302479844882">
                <text:p>0.00164302479844882</text:p>
                <draw:g>
                  <svg:desc>Hoja1.E5:Hoja1.E11</svg:desc>
                </draw:g>
              </table:table-cell>
              <table:table-cell office:value-type="float" office:value="0.423684210526316">
                <text:p>0.423684210526316</text:p>
                <draw:g>
                  <svg:desc>Hoja1.G5:Hoja1.G11</svg:desc>
                </draw:g>
              </table:table-cell>
              <table:table-cell office:value-type="float" office:value="0.431635388739946">
                <text:p>0.431635388739946</text:p>
                <draw:g>
                  <svg:desc>Hoja1.I5:Hoja1.I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0.00804813183938615">
                <text:p>0.00804813183938615</text:p>
              </table:table-cell>
              <table:table-cell office:value-type="float" office:value="2.25672371638142">
                <text:p>2.25672371638142</text:p>
              </table:table-cell>
              <table:table-cell office:value-type="float" office:value="2.28465346534653">
                <text:p>2.284653465346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000">
                <text:p>250000</text:p>
              </table:table-cell>
              <table:table-cell office:value-type="float" office:value="0.0628515063941717">
                <text:p>0.0628515063941717</text:p>
              </table:table-cell>
              <table:table-cell office:value-type="float" office:value="6.71970397779834">
                <text:p>6.71970397779834</text:p>
              </table:table-cell>
              <table:table-cell office:value-type="float" office:value="7.00482160077146">
                <text:p>7.004821600771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0000">
                <text:p>1250000</text:p>
              </table:table-cell>
              <table:table-cell office:value-type="float" office:value="0.170199137754055">
                <text:p>0.170199137754055</text:p>
              </table:table-cell>
              <table:table-cell office:value-type="float" office:value="7.21155184411969">
                <text:p>7.21155184411969</text:p>
              </table:table-cell>
              <table:table-cell office:value-type="float" office:value="7.31333803810868">
                <text:p>7.313338038108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50000">
                <text:p>6250000</text:p>
              </table:table-cell>
              <table:table-cell office:value-type="float" office:value="0.790022509803298">
                <text:p>0.790022509803298</text:p>
              </table:table-cell>
              <table:table-cell office:value-type="float" office:value="8.60767830834561">
                <text:p>8.60767830834561</text:p>
              </table:table-cell>
              <table:table-cell office:value-type="float" office:value="8.58535742069323">
                <text:p>8.585357420693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250000">
                <text:p>31250000</text:p>
              </table:table-cell>
              <table:table-cell office:value-type="float" office:value="2.86018889940265">
                <text:p>2.86018889940265</text:p>
              </table:table-cell>
              <table:table-cell office:value-type="float" office:value="9.0739806254374">
                <text:p>9.0739806254374</text:p>
              </table:table-cell>
              <table:table-cell office:value-type="float" office:value="9.06629986751067">
                <text:p>9.066299867510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500000">
                <text:p>62500000</text:p>
              </table:table-cell>
              <table:table-cell office:value-type="float" office:value="4.8439233847176">
                <text:p>4.8439233847176</text:p>
              </table:table-cell>
              <table:table-cell office:value-type="float" office:value="9.04094135502559">
                <text:p>9.04094135502559</text:p>
              </table:table-cell>
              <table:table-cell office:value-type="float" office:value="8.88601158803358">
                <text:p>8.886011588033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66cm" svg:height="9cm" xlink:href=".." xlink:type="simple" chart:class="chart:scatter" chart:style-name="ch1">
        <chart:title svg:x="7.537cm" svg:y="0.316cm" chart:style-name="ch2">
          <text:p>Tiempos de ejecución </text:p>
        </chart:title>
        <chart:subtitle svg:x="8.371cm" svg:y="1.275cm" chart:style-name="ch3">
          <text:p>Blocksize=1024</text:p>
        </chart:subtitle>
        <chart:legend chart:legend-position="end" svg:x="16.623cm" svg:y="3.703cm" style:legend-expansion="high" chart:style-name="ch4"/>
        <chart:plot-area chart:style-name="ch5" table:cell-range-address="Hoja1.B4:Hoja1.D11 Hoja1.F4:Hoja1.F11" chart:data-source-has-labels="row" svg:x="1.404cm" svg:y="2.138cm" svg:width="14.826cm" svg:height="5.701cm">
          <chartooo:coordinate-region svg:x="2.131cm" svg:y="2.338cm" svg:width="13.356cm" svg:height="4.854cm"/>
          <chart:axis chart:dimension="x" chart:name="primary-x" chart:style-name="ch6">
            <chart:title svg:x="8.641cm" svg:y="8.019cm" chart:style-name="ch7">
              <text:p>N</text:p>
            </chart:title>
          </chart:axis>
          <chart:axis chart:dimension="y" chart:name="primary-y" chart:style-name="ch6">
            <chart:title svg:x="0.451cm" svg:y="5.336cm" chart:style-name="ch8">
              <text:p>Seg</text:p>
            </chart:title>
            <chart:grid chart:style-name="ch9" chart:class="major"/>
          </chart:axis>
          <chart:series chart:style-name="ch10" chart:values-cell-range-address="Hoja1.C5:Hoja1.C11" chart:label-cell-address="Hoja1.C4:Hoja1.C4" chart:class="chart:scatter">
            <chart:domain table:cell-range-address="Hoja1.B5:Hoja1.B11"/>
            <chart:data-point chart:repeated="7"/>
          </chart:series>
          <chart:series chart:style-name="ch11" chart:values-cell-range-address="Hoja1.D5:Hoja1.D11" chart:label-cell-address="Hoja1.D4:Hoja1.D4" chart:class="chart:scatter">
            <chart:data-point chart:repeated="7"/>
          </chart:series>
          <chart:series chart:style-name="ch12" chart:values-cell-range-address="Hoja1.F5:Hoja1.F11" chart:label-cell-address="Hoja1.F4:Hoja1.F4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cuencial</text:p>
                <draw:g>
                  <svg:desc>Hoja1.C4:Hoja1.C4</svg:desc>
                </draw:g>
              </table:table-cell>
              <table:table-cell office:value-type="string">
                <text:p>Tile</text:p>
                <draw:g>
                  <svg:desc>Hoja1.D4:Hoja1.D4</svg:desc>
                </draw:g>
              </table:table-cell>
              <table:table-cell office:value-type="string">
                <text:p>Basic</text:p>
                <draw:g>
                  <svg:desc>Hoja1.F4:Hoja1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Hoja1.B5:Hoja1.B11</svg:desc>
                </draw:g>
              </table:table-cell>
              <table:table-cell office:value-type="float" office:value="0.000161">
                <text:p>0.000161</text:p>
                <draw:g>
                  <svg:desc>Hoja1.C5:Hoja1.C11</svg:desc>
                </draw:g>
              </table:table-cell>
              <table:table-cell office:value-type="float" office:value="0.09799">
                <text:p>0.09799</text:p>
                <draw:g>
                  <svg:desc>Hoja1.D5:Hoja1.D11</svg:desc>
                </draw:g>
              </table:table-cell>
              <table:table-cell office:value-type="float" office:value="0.00038">
                <text:p>0.00038</text:p>
                <draw:g>
                  <svg:desc>Hoja1.F5:Hoja1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0.000923">
                <text:p>0.000923</text:p>
              </table:table-cell>
              <table:table-cell office:value-type="float" office:value="0.114685">
                <text:p>0.114685</text:p>
              </table:table-cell>
              <table:table-cell office:value-type="float" office:value="0.000409">
                <text:p>0.0004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000">
                <text:p>250000</text:p>
              </table:table-cell>
              <table:table-cell office:value-type="float" office:value="0.007264">
                <text:p>0.007264</text:p>
              </table:table-cell>
              <table:table-cell office:value-type="float" office:value="0.115574">
                <text:p>0.115574</text:p>
              </table:table-cell>
              <table:table-cell office:value-type="float" office:value="0.001081">
                <text:p>0.0010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0000">
                <text:p>1250000</text:p>
              </table:table-cell>
              <table:table-cell office:value-type="float" office:value="0.020726">
                <text:p>0.020726</text:p>
              </table:table-cell>
              <table:table-cell office:value-type="float" office:value="0.121775">
                <text:p>0.121775</text:p>
              </table:table-cell>
              <table:table-cell office:value-type="float" office:value="0.002874">
                <text:p>0.0028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50000">
                <text:p>6250000</text:p>
              </table:table-cell>
              <table:table-cell office:value-type="float" office:value="0.099324">
                <text:p>0.099324</text:p>
              </table:table-cell>
              <table:table-cell office:value-type="float" office:value="0.125723">
                <text:p>0.125723</text:p>
              </table:table-cell>
              <table:table-cell office:value-type="float" office:value="0.011539">
                <text:p>0.0115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250000">
                <text:p>31250000</text:p>
              </table:table-cell>
              <table:table-cell office:value-type="float" office:value="0.492699">
                <text:p>0.492699</text:p>
              </table:table-cell>
              <table:table-cell office:value-type="float" office:value="0.172261">
                <text:p>0.172261</text:p>
              </table:table-cell>
              <table:table-cell office:value-type="float" office:value="0.054298">
                <text:p>0.0542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500000">
                <text:p>62500000</text:p>
              </table:table-cell>
              <table:table-cell office:value-type="float" office:value="0.976937">
                <text:p>0.976937</text:p>
              </table:table-cell>
              <table:table-cell office:value-type="float" office:value="0.201683">
                <text:p>0.201683</text:p>
              </table:table-cell>
              <table:table-cell office:value-type="float" office:value="0.108057">
                <text:p>0.1080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